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0846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5717in"/>
    </style:style>
    <style:style style:name="co7" style:family="table-column">
      <style:table-column-properties fo:break-before="auto" style:column-width="0.5602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1.1717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6252in"/>
    </style:style>
    <style:style style:name="co13" style:family="table-column">
      <style:table-column-properties fo:break-before="auto" style:column-width="0.8283in"/>
    </style:style>
    <style:style style:name="co14" style:family="table-column">
      <style:table-column-properties fo:break-before="auto" style:column-width="1.514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16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Profile_artifici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MQC</text:p>
          </table:table-cell>
          <table:table-cell office:value-type="string">
            <text:p>Start</text:p>
          </table:table-cell>
          <table:table-cell office:value-type="string">
            <text:p>Time(ns)</text:p>
          </table:table-cell>
          <table:table-cell office:value-type="string">
            <text:p>Duration(ns)</text:p>
          </table:table-cell>
          <table:table-cell office:value-type="string">
            <text:p>GridX</text:p>
          </table:table-cell>
          <table:table-cell office:value-type="string">
            <text:p>GridY</text:p>
          </table:table-cell>
          <table:table-cell office:value-type="string">
            <text:p>GridZ</text:p>
          </table:table-cell>
          <table:table-cell office:value-type="string">
            <text:p>BlockX</text:p>
          </table:table-cell>
          <table:table-cell office:value-type="string">
            <text:p>BlockY</text:p>
          </table:table-cell>
          <table:table-cell office:value-type="string">
            <text:p>BlockZ</text:p>
          </table:table-cell>
          <table:table-cell office:value-type="string">
            <text:p>Registers/Thread</text:p>
          </table:table-cell>
          <table:table-cell office:value-type="string">
            <text:p>Static</text:p>
          </table:table-cell>
          <table:table-cell office:value-type="string">
            <text:p>Shared</text:p>
          </table:table-cell>
          <table:table-cell office:value-type="string">
            <text:p>Memory</text:p>
          </table:table-cell>
          <table:table-cell table:number-columns-repeated="5"/>
        </table:table-row>
        <table:table-row table:style-name="ro2">
          <table:table-cell office:value-type="string">
            <text:p>void kernel_mqc_gpu_develop_encode&lt;64u, 1u, double, 8u, (calculate_t)1&gt;(cxd_block*, int, unsigned char*, unsigned char*)</text:p>
          </table:table-cell>
          <table:table-cell office:value-type="float" office:value="1748333933">
            <text:p>1748333933</text:p>
          </table:table-cell>
          <table:table-cell office:value-type="float" office:value="60913954">
            <text:p>60913954</text:p>
          </table:table-cell>
          <table:table-cell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[.C2]" office:value-type="float" office:value="60913954">
            <text:p>60913954</text:p>
          </table:table-cell>
          <table:table-cell table:number-columns-repeated="16"/>
        </table:table-row>
        <table:table-row table:style-name="ro2">
          <table:table-cell office:value-type="string">
            <text:p>Quantization</text:p>
          </table:table-cell>
          <table:table-cell table:number-columns-repeated="18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6605007">
            <text:p>1436605007</text:p>
          </table:table-cell>
          <table:table-cell office:value-type="float" office:value="9120">
            <text:p>91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6648007">
            <text:p>1436648007</text:p>
          </table:table-cell>
          <table:table-cell office:value-type="float" office:value="9152">
            <text:p>915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6691071">
            <text:p>1436691071</text:p>
          </table:table-cell>
          <table:table-cell office:value-type="float" office:value="9120">
            <text:p>91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6733135">
            <text:p>1436733135</text:p>
          </table:table-cell>
          <table:table-cell office:value-type="float" office:value="9024">
            <text:p>90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6776991">
            <text:p>1436776991</text:p>
          </table:table-cell>
          <table:table-cell office:value-type="float" office:value="11168">
            <text:p>1116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6933022">
            <text:p>1436933022</text:p>
          </table:table-cell>
          <table:table-cell office:value-type="float" office:value="11105">
            <text:p>1110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7004831">
            <text:p>1437004831</text:p>
          </table:table-cell>
          <table:table-cell office:value-type="float" office:value="11232">
            <text:p>1123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7054503">
            <text:p>1437054503</text:p>
          </table:table-cell>
          <table:table-cell office:value-type="float" office:value="30656">
            <text:p>3065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7118575">
            <text:p>1437118575</text:p>
          </table:table-cell>
          <table:table-cell office:value-type="float" office:value="31552">
            <text:p>31552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7183559">
            <text:p>1437183559</text:p>
          </table:table-cell>
          <table:table-cell office:value-type="float" office:value="29600">
            <text:p>2960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7249334">
            <text:p>1437249334</text:p>
          </table:table-cell>
          <table:table-cell office:value-type="float" office:value="97825">
            <text:p>97825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7381710">
            <text:p>1437381710</text:p>
          </table:table-cell>
          <table:table-cell office:value-type="float" office:value="96449">
            <text:p>96449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7513614">
            <text:p>1437513614</text:p>
          </table:table-cell>
          <table:table-cell office:value-type="float" office:value="96513">
            <text:p>96513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7651911">
            <text:p>1437651911</text:p>
          </table:table-cell>
          <table:table-cell office:value-type="float" office:value="9184">
            <text:p>918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7694295">
            <text:p>1437694295</text:p>
          </table:table-cell>
          <table:table-cell office:value-type="float" office:value="8928">
            <text:p>89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7738039">
            <text:p>1437738039</text:p>
          </table:table-cell>
          <table:table-cell office:value-type="float" office:value="9120">
            <text:p>91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7781039">
            <text:p>1437781039</text:p>
          </table:table-cell>
          <table:table-cell office:value-type="float" office:value="9152">
            <text:p>915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7822215">
            <text:p>1437822215</text:p>
          </table:table-cell>
          <table:table-cell office:value-type="float" office:value="11008">
            <text:p>1100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7866151">
            <text:p>1437866151</text:p>
          </table:table-cell>
          <table:table-cell office:value-type="float" office:value="11040">
            <text:p>1104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7910119">
            <text:p>1437910119</text:p>
          </table:table-cell>
          <table:table-cell office:value-type="float" office:value="11040">
            <text:p>1104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7960567">
            <text:p>1437960567</text:p>
          </table:table-cell>
          <table:table-cell office:value-type="float" office:value="30528">
            <text:p>3052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8028079">
            <text:p>1438028079</text:p>
          </table:table-cell>
          <table:table-cell office:value-type="float" office:value="30080">
            <text:p>3008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8091247">
            <text:p>1438091247</text:p>
          </table:table-cell>
          <table:table-cell office:value-type="float" office:value="30880">
            <text:p>3088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8154750">
            <text:p>1438154750</text:p>
          </table:table-cell>
          <table:table-cell office:value-type="float" office:value="97409">
            <text:p>97409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8287134">
            <text:p>1438287134</text:p>
          </table:table-cell>
          <table:table-cell office:value-type="float" office:value="97057">
            <text:p>97057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8418750">
            <text:p>1438418750</text:p>
          </table:table-cell>
          <table:table-cell office:value-type="float" office:value="97409">
            <text:p>97409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8550911">
            <text:p>1438550911</text:p>
          </table:table-cell>
          <table:table-cell office:value-type="float" office:value="9216">
            <text:p>92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8602135">
            <text:p>1438602135</text:p>
          </table:table-cell>
          <table:table-cell office:value-type="float" office:value="8992">
            <text:p>899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8645167">
            <text:p>1438645167</text:p>
          </table:table-cell>
          <table:table-cell office:value-type="float" office:value="9024">
            <text:p>90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8687199">
            <text:p>1438687199</text:p>
          </table:table-cell>
          <table:table-cell office:value-type="float" office:value="8992">
            <text:p>899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8728119">
            <text:p>1438728119</text:p>
          </table:table-cell>
          <table:table-cell office:value-type="float" office:value="11072">
            <text:p>1107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8771991">
            <text:p>1438771991</text:p>
          </table:table-cell>
          <table:table-cell office:value-type="float" office:value="11200">
            <text:p>1120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8816023">
            <text:p>1438816023</text:p>
          </table:table-cell>
          <table:table-cell office:value-type="float" office:value="11136">
            <text:p>1113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8862247">
            <text:p>1438862247</text:p>
          </table:table-cell>
          <table:table-cell office:value-type="float" office:value="30912">
            <text:p>30912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8932855">
            <text:p>1438932855</text:p>
          </table:table-cell>
          <table:table-cell office:value-type="float" office:value="30272">
            <text:p>30272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8996663">
            <text:p>1438996663</text:p>
          </table:table-cell>
          <table:table-cell office:value-type="float" office:value="30464">
            <text:p>3046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9060358">
            <text:p>1439060358</text:p>
          </table:table-cell>
          <table:table-cell office:value-type="float" office:value="96801">
            <text:p>96801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9191494">
            <text:p>1439191494</text:p>
          </table:table-cell>
          <table:table-cell office:value-type="float" office:value="97665">
            <text:p>97665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ubband_quantization_lossless(float*, int2, int*, int2, int2, int)</text:p>
          </table:table-cell>
          <table:table-cell office:value-type="float" office:value="1439327958">
            <text:p>1439327958</text:p>
          </table:table-cell>
          <table:table-cell office:value-type="float" office:value="98177">
            <text:p>98177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SUM([.C5:.C43])" office:value-type="float" office:value="1359274">
            <text:p>1359274</text:p>
          </table:table-cell>
          <table:table-cell table:number-columns-repeated="16"/>
        </table:table-row>
        <table:table-row table:style-name="ro2">
          <table:table-cell office:value-type="string">
            <text:p>CT</text:p>
          </table:table-cell>
          <table:table-cell table:number-columns-repeated="18"/>
        </table:table-row>
        <table:table-row table:style-name="ro2">
          <table:table-cell office:value-type="string">
            <text:p>rct_kernel(float*, float*, float*, unsigned short, unsigned short, int)</text:p>
          </table:table-cell>
          <table:table-cell office:value-type="float" office:value="1416382779">
            <text:p>1416382779</text:p>
          </table:table-cell>
          <table:table-cell office:value-type="float" office:value="1253744">
            <text:p>1253744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[.C46]" office:value-type="float" office:value="1253744">
            <text:p>1253744</text:p>
          </table:table-cell>
          <table:table-cell table:number-columns-repeated="16"/>
        </table:table-row>
        <table:table-row table:style-name="ro2">
          <table:table-cell office:value-type="string">
            <text:p>DWT</text:p>
          </table:table-cell>
          <table:table-cell table:number-columns-repeated="18"/>
        </table:table-row>
        <table:table-row table:style-name="ro2">
          <table:table-cell office:value-type="string">
            <text:p>fwt53</text:p>
          </table:table-cell>
          <table:table-cell office:value-type="float" office:value="1417639179">
            <text:p>1417639179</text:p>
          </table:table-cell>
          <table:table-cell office:value-type="float" office:value="2845476">
            <text:p>2845476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560">
            <text:p>656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fwt53</text:p>
          </table:table-cell>
          <table:table-cell office:value-type="float" office:value="1420929625">
            <text:p>1420929625</text:p>
          </table:table-cell>
          <table:table-cell office:value-type="float" office:value="1078862">
            <text:p>1078862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560">
            <text:p>656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fwt53</text:p>
          </table:table-cell>
          <table:table-cell office:value-type="float" office:value="1422371880">
            <text:p>1422371880</text:p>
          </table:table-cell>
          <table:table-cell office:value-type="float" office:value="594279">
            <text:p>594279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560">
            <text:p>656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fwt53</text:p>
          </table:table-cell>
          <table:table-cell office:value-type="float" office:value="1423323497">
            <text:p>1423323497</text:p>
          </table:table-cell>
          <table:table-cell office:value-type="float" office:value="454726">
            <text:p>454726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560">
            <text:p>656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fwt53</text:p>
          </table:table-cell>
          <table:table-cell office:value-type="float" office:value="1423818201">
            <text:p>1423818201</text:p>
          </table:table-cell>
          <table:table-cell office:value-type="float" office:value="3033126">
            <text:p>3033126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560">
            <text:p>656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fwt53</text:p>
          </table:table-cell>
          <table:table-cell office:value-type="float" office:value="1427215897">
            <text:p>1427215897</text:p>
          </table:table-cell>
          <table:table-cell office:value-type="float" office:value="1137070">
            <text:p>1137070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560">
            <text:p>656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fwt53</text:p>
          </table:table-cell>
          <table:table-cell office:value-type="float" office:value="1428712703">
            <text:p>1428712703</text:p>
          </table:table-cell>
          <table:table-cell office:value-type="float" office:value="611592">
            <text:p>611592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560">
            <text:p>656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fwt53</text:p>
          </table:table-cell>
          <table:table-cell office:value-type="float" office:value="1429688681">
            <text:p>1429688681</text:p>
          </table:table-cell>
          <table:table-cell office:value-type="float" office:value="458502">
            <text:p>458502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560">
            <text:p>656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fwt53</text:p>
          </table:table-cell>
          <table:table-cell office:value-type="float" office:value="1430259081">
            <text:p>1430259081</text:p>
          </table:table-cell>
          <table:table-cell office:value-type="float" office:value="3022470">
            <text:p>3022470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560">
            <text:p>656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fwt53</text:p>
          </table:table-cell>
          <table:table-cell office:value-type="float" office:value="1433642585">
            <text:p>1433642585</text:p>
          </table:table-cell>
          <table:table-cell office:value-type="float" office:value="1130542">
            <text:p>1130542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560">
            <text:p>656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fwt53</text:p>
          </table:table-cell>
          <table:table-cell office:value-type="float" office:value="1435130559">
            <text:p>1435130559</text:p>
          </table:table-cell>
          <table:table-cell office:value-type="float" office:value="610632">
            <text:p>610632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560">
            <text:p>656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fwt53</text:p>
          </table:table-cell>
          <table:table-cell office:value-type="float" office:value="1436104177">
            <text:p>1436104177</text:p>
          </table:table-cell>
          <table:table-cell office:value-type="float" office:value="458758">
            <text:p>458758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560">
            <text:p>656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SUM([.C49:.C60])" office:value-type="float" office:value="15436035">
            <text:p>15436035</text:p>
          </table:table-cell>
          <table:table-cell table:number-columns-repeated="16"/>
        </table:table-row>
        <table:table-row table:style-name="ro2">
          <table:table-cell office:value-type="string">
            <text:p>EBCOT</text:p>
          </table:table-cell>
          <table:table-cell table:number-columns-repeated="18"/>
        </table:table-row>
        <table:table-row table:style-name="ro2">
          <table:table-cell office:value-type="string">
            <text:p>GPU_JPEG2K::g_lengthCalculation(CodeBlockAdditionalInfo*, int, GPU_JPEG2K::MQEncoder*, GPU_JPEG2K::CXD*)</text:p>
          </table:table-cell>
          <table:table-cell office:value-type="float" office:value="1748121303">
            <text:p>1748121303</text:p>
          </table:table-cell>
          <table:table-cell office:value-type="float" office:value="5792">
            <text:p>5792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512">
            <text:p>512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GPU_JPEG2K::g_encode(unsigned int*, unsigned char*, int, CodeBlockAdditionalInfo*, int, GPU_JPEG2K::MQEncoder*, GPU_JPEG2K::CXD*)</text:p>
          </table:table-cell>
          <table:table-cell office:value-type="float" office:value="1440161899">
            <text:p>1440161899</text:p>
          </table:table-cell>
          <table:table-cell office:value-type="float" office:value="307862452">
            <text:p>307862452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SUM([.C63:.C64])" office:value-type="float" office:value="307868244">
            <text:p>307868244</text:p>
          </table:table-cell>
          <table:table-cell table:number-columns-repeated="16"/>
        </table:table-row>
        <table:table-row table:style-name="ro1">
          <table:table-cell office:value-type="string">
            <text:p>DtoH</text:p>
          </table:table-cell>
          <table:table-cell table:number-columns-repeated="18"/>
        </table:table-row>
        <table:table-row table:style-name="ro1">
          <table:table-cell office:value-type="string">
            <text:p>Memcpy DtoH [sync]</text:p>
          </table:table-cell>
          <table:table-cell office:value-type="float" office:value="1748183819">
            <text:p>1748183819</text:p>
          </table:table-cell>
          <table:table-cell office:value-type="float" office:value="24992">
            <text:p>24992</text:p>
          </table:table-cell>
          <table:table-cell table:number-columns-repeated="9"/>
          <table:table-cell office:value-type="float" office:value="147456">
            <text:p>147456</text:p>
          </table:table-cell>
          <table:table-cell office:value-type="float" office:value="5900128040">
            <text:p>5900128040</text:p>
          </table:table-cell>
          <table:table-cell table:number-columns-repeated="5"/>
        </table:table-row>
        <table:table-row table:style-name="ro1">
          <table:table-cell office:value-type="string">
            <text:p>Memcpy DtoH [sync]</text:p>
          </table:table-cell>
          <table:table-cell office:value-type="float" office:value="1809300552">
            <text:p>1809300552</text:p>
          </table:table-cell>
          <table:table-cell office:value-type="float" office:value="802634">
            <text:p>802634</text:p>
          </table:table-cell>
          <table:table-cell table:number-columns-repeated="9"/>
          <table:table-cell office:value-type="float" office:value="5073210">
            <text:p>5073210</text:p>
          </table:table-cell>
          <table:table-cell office:value-type="float" office:value="6320701590">
            <text:p>6320701590</text:p>
          </table:table-cell>
          <table:table-cell table:number-columns-repeated="5"/>
        </table:table-row>
        <table:table-row table:style-name="ro1">
          <table:table-cell office:value-type="string">
            <text:p>Memcpy DtoH [sync]</text:p>
          </table:table-cell>
          <table:table-cell office:value-type="float" office:value="1810116626">
            <text:p>1810116626</text:p>
          </table:table-cell>
          <table:table-cell office:value-type="float" office:value="13568">
            <text:p>13568</text:p>
          </table:table-cell>
          <table:table-cell table:number-columns-repeated="9"/>
          <table:table-cell office:value-type="float" office:value="73728">
            <text:p>73728</text:p>
          </table:table-cell>
          <table:table-cell office:value-type="float" office:value="5433962264">
            <text:p>5433962264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67:.C69])" office:value-type="float" office:value="841194">
            <text:p>841194</text:p>
          </table:table-cell>
          <table:table-cell table:number-columns-repeated="16"/>
        </table:table-row>
        <table:table-row table:style-name="ro2">
          <table:table-cell office:value-type="string">
            <text:p>Other</text:p>
          </table:table-cell>
          <table:table-cell table:number-columns-repeated="18"/>
        </table:table-row>
        <table:table-row table:style-name="ro1">
          <table:table-cell office:value-type="string">
            <text:p>memset (0)</text:p>
          </table:table-cell>
          <table:table-cell office:value-type="float" office:value="1191782000">
            <text:p>1191782000</text:p>
          </table:table-cell>
          <table:table-cell office:value-type="float" office:value="23000">
            <text:p>23000</text:p>
          </table:table-cell>
          <table:table-cell table:number-columns-repeated="9"/>
          <table:table-cell office:value-type="float" office:value="1342177280">
            <text:p>1342177280</text:p>
          </table:table-cell>
          <table:table-cell office:value-type="float" office:value="58355533913043">
            <text:p>58355533913043</text:p>
          </table:table-cell>
          <table:table-cell table:number-columns-repeated="5"/>
        </table:table-row>
        <table:table-row table:style-name="ro1">
          <table:table-cell office:value-type="string">
            <text:p>memset (0)</text:p>
          </table:table-cell>
          <table:table-cell office:value-type="float" office:value="1439970974">
            <text:p>1439970974</text:p>
          </table:table-cell>
          <table:table-cell office:value-type="float" office:value="124897">
            <text:p>124897</text:p>
          </table:table-cell>
          <table:table-cell table:number-columns-repeated="9"/>
          <table:table-cell office:value-type="float" office:value="21233664">
            <text:p>21233664</text:p>
          </table:table-cell>
          <table:table-cell office:value-type="float" office:value="170009399745">
            <text:p>170009399745</text:p>
          </table:table-cell>
          <table:table-cell table:number-columns-repeated="5"/>
        </table:table-row>
        <table:table-row table:style-name="ro1">
          <table:table-cell office:value-type="string">
            <text:p>memset (0)</text:p>
          </table:table-cell>
          <table:table-cell office:value-type="float" office:value="1748269836">
            <text:p>1748269836</text:p>
          </table:table-cell>
          <table:table-cell office:value-type="float" office:value="33664">
            <text:p>33664</text:p>
          </table:table-cell>
          <table:table-cell table:number-columns-repeated="9"/>
          <table:table-cell office:value-type="float" office:value="5073211">
            <text:p>5073211</text:p>
          </table:table-cell>
          <table:table-cell office:value-type="float" office:value="150701372385">
            <text:p>150701372385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72:.C74])" office:value-type="float" office:value="181561">
            <text:p>181561</text:p>
          </table:table-cell>
          <table:table-cell table:number-columns-repeated="16"/>
        </table:table-row>
        <table:table-row table:style-name="ro1">
          <table:table-cell office:value-type="string">
            <text:p>HtoD</text:p>
          </table:table-cell>
          <table:table-cell table:number-columns-repeated="18"/>
        </table:table-row>
        <table:table-row table:style-name="ro1">
          <table:table-cell office:value-type="string">
            <text:p>Memcpy HtoD [sync]</text:p>
          </table:table-cell>
          <table:table-cell office:value-type="float" office:value="1748311884">
            <text:p>1748311884</text:p>
          </table:table-cell>
          <table:table-cell office:value-type="float" office:value="1152">
            <text:p>1152</text:p>
          </table:table-cell>
          <table:table-cell table:number-columns-repeated="9"/>
          <table:table-cell office:value-type="float" office:value="752">
            <text:p>752</text:p>
          </table:table-cell>
          <table:table-cell office:value-type="float" office:value="652777777">
            <text:p>652777777</text:p>
          </table:table-cell>
          <table:table-cell table:number-columns-repeated="5"/>
        </table:table-row>
        <table:table-row table:style-name="ro1">
          <table:table-cell office:value-type="string">
            <text:p>Memcpy HtoD [async]</text:p>
          </table:table-cell>
          <table:table-cell office:value-type="float" office:value="1264654848">
            <text:p>1264654848</text:p>
          </table:table-cell>
          <table:table-cell office:value-type="float" office:value="4134837">
            <text:p>4134837</text:p>
          </table:table-cell>
          <table:table-cell table:number-columns-repeated="9"/>
          <table:table-cell office:value-type="float" office:value="25165824">
            <text:p>25165824</text:p>
          </table:table-cell>
          <table:table-cell office:value-type="float" office:value="6086291672">
            <text:p>6086291672</text:p>
          </table:table-cell>
          <table:table-cell table:number-columns-repeated="5"/>
        </table:table-row>
        <table:table-row table:style-name="ro1">
          <table:table-cell office:value-type="string">
            <text:p>Memcpy HtoD [async]</text:p>
          </table:table-cell>
          <table:table-cell office:value-type="float" office:value="1329865029">
            <text:p>1329865029</text:p>
          </table:table-cell>
          <table:table-cell office:value-type="float" office:value="4137429">
            <text:p>4137429</text:p>
          </table:table-cell>
          <table:table-cell table:number-columns-repeated="9"/>
          <table:table-cell office:value-type="float" office:value="25165824">
            <text:p>25165824</text:p>
          </table:table-cell>
          <table:table-cell office:value-type="float" office:value="6082478756">
            <text:p>6082478756</text:p>
          </table:table-cell>
          <table:table-cell table:number-columns-repeated="5"/>
        </table:table-row>
        <table:table-row table:style-name="ro1">
          <table:table-cell office:value-type="string">
            <text:p>Memcpy HtoD [async]</text:p>
          </table:table-cell>
          <table:table-cell office:value-type="float" office:value="1396484763">
            <text:p>1396484763</text:p>
          </table:table-cell>
          <table:table-cell office:value-type="float" office:value="4137622">
            <text:p>4137622</text:p>
          </table:table-cell>
          <table:table-cell table:number-columns-repeated="9"/>
          <table:table-cell office:value-type="float" office:value="25165824">
            <text:p>25165824</text:p>
          </table:table-cell>
          <table:table-cell office:value-type="float" office:value="6082195038">
            <text:p>6082195038</text:p>
          </table:table-cell>
          <table:table-cell table:number-columns-repeated="5"/>
        </table:table-row>
        <table:table-row table:style-name="ro1">
          <table:table-cell office:value-type="string">
            <text:p>Memcpy HtoD [async]</text:p>
          </table:table-cell>
          <table:table-cell office:value-type="float" office:value="1440131755">
            <text:p>1440131755</text:p>
          </table:table-cell>
          <table:table-cell office:value-type="float" office:value="26912">
            <text:p>26912</text:p>
          </table:table-cell>
          <table:table-cell table:number-columns-repeated="9"/>
          <table:table-cell office:value-type="float" office:value="147456">
            <text:p>147456</text:p>
          </table:table-cell>
          <table:table-cell office:value-type="float" office:value="5479191438">
            <text:p>5479191438</text:p>
          </table:table-cell>
          <table:table-cell table:number-columns-repeated="5"/>
        </table:table-row>
        <table:table-row table:style-name="ro1">
          <table:table-cell office:value-type="string">
            <text:p>Memcpy HtoD [async]</text:p>
          </table:table-cell>
          <table:table-cell office:value-type="float" office:value="1748252492">
            <text:p>1748252492</text:p>
          </table:table-cell>
          <table:table-cell office:value-type="float" office:value="14944">
            <text:p>14944</text:p>
          </table:table-cell>
          <table:table-cell table:number-columns-repeated="9"/>
          <table:table-cell office:value-type="float" office:value="73728">
            <text:p>73728</text:p>
          </table:table-cell>
          <table:table-cell office:value-type="float" office:value="4933618843">
            <text:p>4933618843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77:.C82])" office:value-type="float" office:value="12452896">
            <text:p>12452896</text:p>
          </table:table-cell>
          <table:table-cell table:number-columns-repeated="16"/>
        </table:table-row>
        <table:table-row table:style-name="ro1">
          <table:table-cell office:value-type="string">
            <text:p>DtoD</text:p>
          </table:table-cell>
          <table:table-cell table:number-columns-repeated="18"/>
        </table:table-row>
        <table:table-row table:style-name="ro1">
          <table:table-cell office:value-type="string">
            <text:p>Memcpy DtoD [sync]</text:p>
          </table:table-cell>
          <table:table-cell office:value-type="float" office:value="1420604661">
            <text:p>1420604661</text:p>
          </table:table-cell>
          <table:table-cell office:value-type="float" office:value="322308">
            <text:p>322308</text:p>
          </table:table-cell>
          <table:table-cell table:number-columns-repeated="9"/>
          <table:table-cell office:value-type="float" office:value="25165824">
            <text:p>25165824</text:p>
          </table:table-cell>
          <table:table-cell office:value-type="float" office:value="78080047656">
            <text:p>78080047656</text:p>
          </table:table-cell>
          <table:table-cell table:number-columns-repeated="5"/>
        </table:table-row>
        <table:table-row table:style-name="ro1">
          <table:table-cell office:value-type="string">
            <text:p>Memcpy DtoD [sync]</text:p>
          </table:table-cell>
          <table:table-cell office:value-type="float" office:value="1422047652">
            <text:p>1422047652</text:p>
          </table:table-cell>
          <table:table-cell office:value-type="float" office:value="321572">
            <text:p>321572</text:p>
          </table:table-cell>
          <table:table-cell table:number-columns-repeated="9"/>
          <table:table-cell office:value-type="float" office:value="25165824">
            <text:p>25165824</text:p>
          </table:table-cell>
          <table:table-cell office:value-type="float" office:value="78258753871">
            <text:p>78258753871</text:p>
          </table:table-cell>
          <table:table-cell table:number-columns-repeated="5"/>
        </table:table-row>
        <table:table-row table:style-name="ro1">
          <table:table-cell office:value-type="string">
            <text:p>Memcpy DtoD [sync]</text:p>
          </table:table-cell>
          <table:table-cell office:value-type="float" office:value="1422999557">
            <text:p>1422999557</text:p>
          </table:table-cell>
          <table:table-cell office:value-type="float" office:value="321316">
            <text:p>321316</text:p>
          </table:table-cell>
          <table:table-cell table:number-columns-repeated="9"/>
          <table:table-cell office:value-type="float" office:value="25165824">
            <text:p>25165824</text:p>
          </table:table-cell>
          <table:table-cell office:value-type="float" office:value="78321104457">
            <text:p>78321104457</text:p>
          </table:table-cell>
          <table:table-cell table:number-columns-repeated="5"/>
        </table:table-row>
        <table:table-row table:style-name="ro1">
          <table:table-cell office:value-type="string">
            <text:p>Memcpy DtoD [sync]</text:p>
          </table:table-cell>
          <table:table-cell office:value-type="float" office:value="1426890869">
            <text:p>1426890869</text:p>
          </table:table-cell>
          <table:table-cell office:value-type="float" office:value="322404">
            <text:p>322404</text:p>
          </table:table-cell>
          <table:table-cell table:number-columns-repeated="9"/>
          <table:table-cell office:value-type="float" office:value="25165824">
            <text:p>25165824</text:p>
          </table:table-cell>
          <table:table-cell office:value-type="float" office:value="78056798302">
            <text:p>78056798302</text:p>
          </table:table-cell>
          <table:table-cell table:number-columns-repeated="5"/>
        </table:table-row>
        <table:table-row table:style-name="ro1">
          <table:table-cell office:value-type="string">
            <text:p>Memcpy DtoD [sync]</text:p>
          </table:table-cell>
          <table:table-cell office:value-type="float" office:value="1428387451">
            <text:p>1428387451</text:p>
          </table:table-cell>
          <table:table-cell office:value-type="float" office:value="322628">
            <text:p>322628</text:p>
          </table:table-cell>
          <table:table-cell table:number-columns-repeated="9"/>
          <table:table-cell office:value-type="float" office:value="25165824">
            <text:p>25165824</text:p>
          </table:table-cell>
          <table:table-cell office:value-type="float" office:value="78002603617">
            <text:p>78002603617</text:p>
          </table:table-cell>
          <table:table-cell table:number-columns-repeated="5"/>
        </table:table-row>
        <table:table-row table:style-name="ro1">
          <table:table-cell office:value-type="string">
            <text:p>Memcpy DtoD [sync]</text:p>
          </table:table-cell>
          <table:table-cell office:value-type="float" office:value="1429363493">
            <text:p>1429363493</text:p>
          </table:table-cell>
          <table:table-cell office:value-type="float" office:value="322564">
            <text:p>322564</text:p>
          </table:table-cell>
          <table:table-cell table:number-columns-repeated="9"/>
          <table:table-cell office:value-type="float" office:value="25165824">
            <text:p>25165824</text:p>
          </table:table-cell>
          <table:table-cell office:value-type="float" office:value="78018080132">
            <text:p>78018080132</text:p>
          </table:table-cell>
          <table:table-cell table:number-columns-repeated="5"/>
        </table:table-row>
        <table:table-row table:style-name="ro1">
          <table:table-cell office:value-type="string">
            <text:p>Memcpy DtoD [sync]</text:p>
          </table:table-cell>
          <table:table-cell office:value-type="float" office:value="1433318133">
            <text:p>1433318133</text:p>
          </table:table-cell>
          <table:table-cell office:value-type="float" office:value="321828">
            <text:p>321828</text:p>
          </table:table-cell>
          <table:table-cell table:number-columns-repeated="9"/>
          <table:table-cell office:value-type="float" office:value="25165824">
            <text:p>25165824</text:p>
          </table:table-cell>
          <table:table-cell office:value-type="float" office:value="78196502479">
            <text:p>78196502479</text:p>
          </table:table-cell>
          <table:table-cell table:number-columns-repeated="5"/>
        </table:table-row>
        <table:table-row table:style-name="ro1">
          <table:table-cell office:value-type="string">
            <text:p>Memcpy DtoD [sync]</text:p>
          </table:table-cell>
          <table:table-cell office:value-type="float" office:value="1434806267">
            <text:p>1434806267</text:p>
          </table:table-cell>
          <table:table-cell office:value-type="float" office:value="321668">
            <text:p>321668</text:p>
          </table:table-cell>
          <table:table-cell table:number-columns-repeated="9"/>
          <table:table-cell office:value-type="float" office:value="25165824">
            <text:p>25165824</text:p>
          </table:table-cell>
          <table:table-cell office:value-type="float" office:value="78235397987">
            <text:p>78235397987</text:p>
          </table:table-cell>
          <table:table-cell table:number-columns-repeated="5"/>
        </table:table-row>
        <table:table-row table:style-name="ro1">
          <table:table-cell office:value-type="string">
            <text:p>Memcpy DtoD [sync]</text:p>
          </table:table-cell>
          <table:table-cell office:value-type="float" office:value="1435779341">
            <text:p>1435779341</text:p>
          </table:table-cell>
          <table:table-cell office:value-type="float" office:value="322180">
            <text:p>322180</text:p>
          </table:table-cell>
          <table:table-cell table:number-columns-repeated="9"/>
          <table:table-cell office:value-type="float" office:value="25165824">
            <text:p>25165824</text:p>
          </table:table-cell>
          <table:table-cell office:value-type="float" office:value="78111068346">
            <text:p>78111068346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85:.C93])" office:value-type="float" office:value="2898468">
            <text:p>2898468</text:p>
          </table:table-cell>
          <table:table-cell table:number-columns-repeated="16"/>
        </table:table-row>
      </table:table>
      <table:table table:name="Cumulative_artificial" table:style-name="ta1">
        <table:shapes>
          <draw:frame draw:z-index="0" draw:style-name="gr1" svg:width="6.2988in" svg:height="3.5429in" svg:x="7.4228in" svg:y="1.7276in">
            <draw:object draw:notify-on-update-of-ranges="Cumulative_artificial.B1:Cumulative_artificial.B1 Cumulative_artificial.B2:Cumulative_artificial.B9 Cumulative_artificial.C1:Cumulative_artificial.C1 Cumulative_artificial.C2:Cumulative_artificial.C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5" table:number-columns-repeated="2" table:default-cell-style-name="ce1"/>
        <table:table-row table:style-name="ro2">
          <table:table-cell office:value-type="string">
            <text:p>GTX480</text:p>
          </table:table-cell>
          <table:table-cell/>
          <table:table-cell office:value-type="string">
            <text:p>Time (ns)</text:p>
          </table:table-cell>
          <table:table-cell table:style-name="Default" office:value-type="string">
            <text:p>Time (ms)</text:p>
          </table:table-cell>
          <table:table-cell table:style-name="Default" office:value-type="string">
            <text:p>%</text:p>
          </table:table-cell>
        </table:table-row>
        <table:table-row table:style-name="ro2">
          <table:table-cell/>
          <table:table-cell table:formula="of:=[Profile_artificial.A62]" office:value-type="string" office:string-value="EBCOT">
            <text:p>EBCOT</text:p>
          </table:table-cell>
          <table:table-cell table:formula="of:=[Profile_artificial.C65]" office:value-type="float" office:value="307868244">
            <text:p>307868244</text:p>
          </table:table-cell>
          <table:table-cell table:formula="of:=[.C2]/1000000" office:value-type="float" office:value="307.868244">
            <text:p>307.87</text:p>
          </table:table-cell>
          <table:table-cell table:formula="of:=[.D2]/[.$D$10]*100" office:value-type="float" office:value="78.7885591224689">
            <text:p>78.79</text:p>
          </table:table-cell>
        </table:table-row>
        <table:table-row table:style-name="ro2">
          <table:table-cell/>
          <table:table-cell table:formula="of:=[Profile_artificial.A1]" office:value-type="string" office:string-value="MQC">
            <text:p>MQC</text:p>
          </table:table-cell>
          <table:table-cell table:formula="of:=[Profile_artificial.C3]" office:value-type="float" office:value="60913954">
            <text:p>60913954</text:p>
          </table:table-cell>
          <table:table-cell table:formula="of:=[.C3]/1000000" office:value-type="float" office:value="60.913954">
            <text:p>60.91</text:p>
          </table:table-cell>
          <table:table-cell table:formula="of:=[.D3]/[.$D$10]*100" office:value-type="float" office:value="15.588885049516">
            <text:p>15.59</text:p>
          </table:table-cell>
        </table:table-row>
        <table:table-row table:style-name="ro2">
          <table:table-cell/>
          <table:table-cell table:formula="of:=[Profile_artificial.A48]" office:value-type="string" office:string-value="DWT">
            <text:p>DWT</text:p>
          </table:table-cell>
          <table:table-cell table:formula="of:=[Profile_artificial.C61]" office:value-type="float" office:value="15436035">
            <text:p>15436035</text:p>
          </table:table-cell>
          <table:table-cell table:formula="of:=[.C4]/1000000" office:value-type="float" office:value="15.436035">
            <text:p>15.44</text:p>
          </table:table-cell>
          <table:table-cell table:formula="of:=[.D4]/[.$D$10]*100" office:value-type="float" office:value="3.95033583331836">
            <text:p>3.95</text:p>
          </table:table-cell>
        </table:table-row>
        <table:table-row table:style-name="ro2">
          <table:table-cell/>
          <table:table-cell table:formula="of:=[Profile_artificial.A84]" office:value-type="string" office:string-value="DtoD">
            <text:p>DtoD</text:p>
          </table:table-cell>
          <table:table-cell table:formula="of:=[Profile_artificial.C94]" office:value-type="float" office:value="2898468">
            <text:p>2898468</text:p>
          </table:table-cell>
          <table:table-cell table:formula="of:=[.C5]/1000000" office:value-type="float" office:value="2.898468">
            <text:p>2.90</text:p>
          </table:table-cell>
          <table:table-cell table:formula="of:=[.D5]/[.$D$10]*100" office:value-type="float" office:value="0.741765745032749">
            <text:p>0.74</text:p>
          </table:table-cell>
        </table:table-row>
        <table:table-row table:style-name="ro2">
          <table:table-cell/>
          <table:table-cell table:formula="of:=[Profile_artificial.A4]" office:value-type="string" office:string-value="Quantization">
            <text:p>Quantization</text:p>
          </table:table-cell>
          <table:table-cell table:formula="of:=[Profile_artificial.C44]" office:value-type="float" office:value="1359274">
            <text:p>1359274</text:p>
          </table:table-cell>
          <table:table-cell table:formula="of:=[.C6]/1000000" office:value-type="float" office:value="1.359274">
            <text:p>1.36</text:p>
          </table:table-cell>
          <table:table-cell table:formula="of:=[.D6]/[.$D$10]*100" office:value-type="float" office:value="0.347860625445458">
            <text:p>0.35</text:p>
          </table:table-cell>
        </table:table-row>
        <table:table-row table:style-name="ro2">
          <table:table-cell/>
          <table:table-cell table:formula="of:=[Profile_artificial.A45]" office:value-type="string" office:string-value="CT">
            <text:p>CT</text:p>
          </table:table-cell>
          <table:table-cell table:formula="of:=[Profile_artificial.C47]" office:value-type="float" office:value="1253744">
            <text:p>1253744</text:p>
          </table:table-cell>
          <table:table-cell table:formula="of:=[.C7]/1000000" office:value-type="float" office:value="1.253744">
            <text:p>1.25</text:p>
          </table:table-cell>
          <table:table-cell table:formula="of:=[.D7]/[.$D$10]*100" office:value-type="float" office:value="0.32085375868919">
            <text:p>0.32</text:p>
          </table:table-cell>
        </table:table-row>
        <table:table-row table:style-name="ro2">
          <table:table-cell/>
          <table:table-cell table:formula="of:=[Profile_artificial.A66]" office:value-type="string" office:string-value="DtoH">
            <text:p>DtoH</text:p>
          </table:table-cell>
          <table:table-cell table:formula="of:=[Profile_artificial.C70]" office:value-type="float" office:value="841194">
            <text:p>841194</text:p>
          </table:table-cell>
          <table:table-cell table:formula="of:=[.C8]/1000000" office:value-type="float" office:value="0.841194">
            <text:p>0.84</text:p>
          </table:table-cell>
          <table:table-cell table:formula="of:=[.D8]/[.$D$10]*100" office:value-type="float" office:value="0.215275412434113">
            <text:p>0.22</text:p>
          </table:table-cell>
        </table:table-row>
        <table:table-row table:style-name="ro2">
          <table:table-cell/>
          <table:table-cell table:formula="of:=[Profile_artificial.A71]" office:value-type="string" office:string-value="Other">
            <text:p>Other</text:p>
          </table:table-cell>
          <table:table-cell table:formula="of:=[Profile_artificial.C75]" office:value-type="float" office:value="181561">
            <text:p>181561</text:p>
          </table:table-cell>
          <table:table-cell table:formula="of:=[.C9]/1000000" office:value-type="float" office:value="0.181561">
            <text:p>0.18</text:p>
          </table:table-cell>
          <table:table-cell table:formula="of:=[.D9]/[.$D$10]*100" office:value-type="float" office:value="0.0464644530951837">
            <text:p>0.05</text:p>
          </table:table-cell>
        </table:table-row>
        <table:table-row table:style-name="ro2">
          <table:table-cell table:number-columns-repeated="3"/>
          <table:table-cell table:formula="of:=SUM([.D2:.D9])" office:value-type="float" office:value="390.752474">
            <text:p>390.75</text:p>
          </table:table-cell>
          <table:table-cell table:style-name="Default"/>
        </table:table-row>
        <table:table-row table:style-name="ro2" table:number-rows-repeated="4">
          <table:table-cell table:number-columns-repeated="3"/>
          <table:table-cell table:style-name="Default" table:number-columns-repeated="2"/>
        </table:table-row>
        <table:table-row table:style-name="ro2">
          <table:table-cell/>
          <table:table-cell table:formula="of:=[Profile_artificial.A76]" office:value-type="string" office:string-value="HtoD">
            <text:p>HtoD</text:p>
          </table:table-cell>
          <table:table-cell table:formula="of:=[Profile_artificial.C83]" office:value-type="float" office:value="12452896">
            <text:p>12452896</text:p>
          </table:table-cell>
          <table:table-cell table:formula="of:=[.C15]/1000000" office:value-type="float" office:value="12.452896">
            <text:p>12.45</text:p>
          </table:table-cell>
          <table:table-cell table:style-name="Default"/>
        </table:table-row>
      </table:table>
      <table:table table:name="Profile_cathedral" table:style-name="ta1">
        <table:table-column table:style-name="co1" table:default-cell-style-name="Default"/>
        <table:table-column table:style-name="co15" table:number-columns-repeated="18" table:default-cell-style-name="Default"/>
        <table:table-row table:style-name="ro1">
          <table:table-cell office:value-type="string">
            <text:p>MQC</text:p>
          </table:table-cell>
          <table:table-cell office:value-type="string">
            <text:p>Start</text:p>
          </table:table-cell>
          <table:table-cell office:value-type="string">
            <text:p>Time(ns)</text:p>
          </table:table-cell>
          <table:table-cell office:value-type="string">
            <text:p>Duration(ns)</text:p>
          </table:table-cell>
          <table:table-cell office:value-type="string">
            <text:p>GridX</text:p>
          </table:table-cell>
          <table:table-cell office:value-type="string">
            <text:p>GridY</text:p>
          </table:table-cell>
          <table:table-cell office:value-type="string">
            <text:p>GridZ</text:p>
          </table:table-cell>
          <table:table-cell office:value-type="string">
            <text:p>BlockX</text:p>
          </table:table-cell>
          <table:table-cell office:value-type="string">
            <text:p>BlockY</text:p>
          </table:table-cell>
          <table:table-cell office:value-type="string">
            <text:p>BlockZ</text:p>
          </table:table-cell>
          <table:table-cell office:value-type="string">
            <text:p>Registers/Thread</text:p>
          </table:table-cell>
          <table:table-cell office:value-type="string">
            <text:p>Static</text:p>
          </table:table-cell>
          <table:table-cell office:value-type="string">
            <text:p>Shared</text:p>
          </table:table-cell>
          <table:table-cell office:value-type="string">
            <text:p>Memory</text:p>
          </table:table-cell>
          <table:table-cell office:value-type="string">
            <text:p>Dynamic</text:p>
          </table:table-cell>
          <table:table-cell office:value-type="string">
            <text:p>Shared</text:p>
          </table:table-cell>
          <table:table-cell office:value-type="string">
            <text:p>Memory</text:p>
          </table:table-cell>
          <table:table-cell office:value-type="string">
            <text:p>Size(bytes)</text:p>
          </table:table-cell>
          <table:table-cell office:value-type="string">
            <text:p>Throughput(bytes/sec)</text:p>
          </table:table-cell>
        </table:table-row>
        <table:table-row table:style-name="ro1">
          <table:table-cell office:value-type="string">
            <text:p>void kernel_mqc_gpu_develop_encode&lt;64u, 1u, double, 8u, (calculate_t)1&gt;(cxd_block*, int, unsigned char*, unsigned char*)</text:p>
          </table:table-cell>
          <table:table-cell office:value-type="float" office:value="1854988613">
            <text:p>1854988613</text:p>
          </table:table-cell>
          <table:table-cell office:value-type="float" office:value="64610658">
            <text:p>64610658</text:p>
          </table:table-cell>
          <table:table-cell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[.C2]" office:value-type="float" office:value="64610658">
            <text:p>64610658</text:p>
          </table:table-cell>
          <table:table-cell table:number-columns-repeated="16"/>
        </table:table-row>
        <table:table-row table:style-name="ro2">
          <table:table-cell office:value-type="string">
            <text:p>Quantization</text:p>
          </table:table-cell>
          <table:table-cell table:number-columns-repeated="18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49132319">
            <text:p>1449132319</text:p>
          </table:table-cell>
          <table:table-cell office:value-type="float" office:value="11936">
            <text:p>1193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49177191">
            <text:p>1449177191</text:p>
          </table:table-cell>
          <table:table-cell office:value-type="float" office:value="12064">
            <text:p>1206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49222511">
            <text:p>1449222511</text:p>
          </table:table-cell>
          <table:table-cell office:value-type="float" office:value="11712">
            <text:p>117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49270063">
            <text:p>1449270063</text:p>
          </table:table-cell>
          <table:table-cell office:value-type="float" office:value="12128">
            <text:p>1212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49314239">
            <text:p>1449314239</text:p>
          </table:table-cell>
          <table:table-cell office:value-type="float" office:value="13984">
            <text:p>1398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49360783">
            <text:p>1449360783</text:p>
          </table:table-cell>
          <table:table-cell office:value-type="float" office:value="13440">
            <text:p>1344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49412823">
            <text:p>1449412823</text:p>
          </table:table-cell>
          <table:table-cell office:value-type="float" office:value="14368">
            <text:p>1436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49460767">
            <text:p>1449460767</text:p>
          </table:table-cell>
          <table:table-cell office:value-type="float" office:value="35456">
            <text:p>3545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49530199">
            <text:p>1449530199</text:p>
          </table:table-cell>
          <table:table-cell office:value-type="float" office:value="33024">
            <text:p>3302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49596535">
            <text:p>1449596535</text:p>
          </table:table-cell>
          <table:table-cell office:value-type="float" office:value="34688">
            <text:p>3468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49664166">
            <text:p>1449664166</text:p>
          </table:table-cell>
          <table:table-cell office:value-type="float" office:value="105057">
            <text:p>105057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49802678">
            <text:p>1449802678</text:p>
          </table:table-cell>
          <table:table-cell office:value-type="float" office:value="100481">
            <text:p>100481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49937286">
            <text:p>1449937286</text:p>
          </table:table-cell>
          <table:table-cell office:value-type="float" office:value="103873">
            <text:p>103873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50082223">
            <text:p>1450082223</text:p>
          </table:table-cell>
          <table:table-cell office:value-type="float" office:value="11936">
            <text:p>1193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50131191">
            <text:p>1450131191</text:p>
          </table:table-cell>
          <table:table-cell office:value-type="float" office:value="12000">
            <text:p>120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50175543">
            <text:p>1450175543</text:p>
          </table:table-cell>
          <table:table-cell office:value-type="float" office:value="11680">
            <text:p>1168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50219063">
            <text:p>1450219063</text:p>
          </table:table-cell>
          <table:table-cell office:value-type="float" office:value="12160">
            <text:p>1216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50262335">
            <text:p>1450262335</text:p>
          </table:table-cell>
          <table:table-cell office:value-type="float" office:value="13856">
            <text:p>1385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50308783">
            <text:p>1450308783</text:p>
          </table:table-cell>
          <table:table-cell office:value-type="float" office:value="13440">
            <text:p>1344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50353207">
            <text:p>1450353207</text:p>
          </table:table-cell>
          <table:table-cell office:value-type="float" office:value="13984">
            <text:p>1398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50408335">
            <text:p>1450408335</text:p>
          </table:table-cell>
          <table:table-cell office:value-type="float" office:value="33824">
            <text:p>3382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50476079">
            <text:p>1450476079</text:p>
          </table:table-cell>
          <table:table-cell office:value-type="float" office:value="33888">
            <text:p>3388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50547047">
            <text:p>1450547047</text:p>
          </table:table-cell>
          <table:table-cell office:value-type="float" office:value="34080">
            <text:p>3408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50613966">
            <text:p>1450613966</text:p>
          </table:table-cell>
          <table:table-cell office:value-type="float" office:value="104225">
            <text:p>104225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50752422">
            <text:p>1450752422</text:p>
          </table:table-cell>
          <table:table-cell office:value-type="float" office:value="100737">
            <text:p>100737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50887774">
            <text:p>1450887774</text:p>
          </table:table-cell>
          <table:table-cell office:value-type="float" office:value="104449">
            <text:p>104449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51030255">
            <text:p>1451030255</text:p>
          </table:table-cell>
          <table:table-cell office:value-type="float" office:value="11968">
            <text:p>1196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51081999">
            <text:p>1451081999</text:p>
          </table:table-cell>
          <table:table-cell office:value-type="float" office:value="12160">
            <text:p>1216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51126575">
            <text:p>1451126575</text:p>
          </table:table-cell>
          <table:table-cell office:value-type="float" office:value="11648">
            <text:p>116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51171095">
            <text:p>1451171095</text:p>
          </table:table-cell>
          <table:table-cell office:value-type="float" office:value="12160">
            <text:p>1216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51215175">
            <text:p>1451215175</text:p>
          </table:table-cell>
          <table:table-cell office:value-type="float" office:value="14048">
            <text:p>1404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51263399">
            <text:p>1451263399</text:p>
          </table:table-cell>
          <table:table-cell office:value-type="float" office:value="13760">
            <text:p>1376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51309559">
            <text:p>1451309559</text:p>
          </table:table-cell>
          <table:table-cell office:value-type="float" office:value="13600">
            <text:p>136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51355815">
            <text:p>1451355815</text:p>
          </table:table-cell>
          <table:table-cell office:value-type="float" office:value="33408">
            <text:p>3340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51428047">
            <text:p>1451428047</text:p>
          </table:table-cell>
          <table:table-cell office:value-type="float" office:value="34112">
            <text:p>341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51495479">
            <text:p>1451495479</text:p>
          </table:table-cell>
          <table:table-cell office:value-type="float" office:value="35712">
            <text:p>357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51564134">
            <text:p>1451564134</text:p>
          </table:table-cell>
          <table:table-cell office:value-type="float" office:value="105057">
            <text:p>105057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51705830">
            <text:p>1451705830</text:p>
          </table:table-cell>
          <table:table-cell office:value-type="float" office:value="99361">
            <text:p>99361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ubband_quantization_lossless(float*, int2, int*, int2, int2, int)</text:p>
          </table:table-cell>
          <table:table-cell office:value-type="float" office:value="1451840942">
            <text:p>1451840942</text:p>
          </table:table-cell>
          <table:table-cell office:value-type="float" office:value="109025">
            <text:p>109025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SUM([.C5:.C43])" office:value-type="float" office:value="1508489">
            <text:p>1508489</text:p>
          </table:table-cell>
          <table:table-cell table:number-columns-repeated="16"/>
        </table:table-row>
        <table:table-row table:style-name="ro2">
          <table:table-cell office:value-type="string">
            <text:p>CT</text:p>
          </table:table-cell>
          <table:table-cell table:number-columns-repeated="18"/>
        </table:table-row>
        <table:table-row table:style-name="ro1">
          <table:table-cell office:value-type="string">
            <text:p>rct_kernel(float*, float*, float*, unsigned short, unsigned short, int)</text:p>
          </table:table-cell>
          <table:table-cell office:value-type="float" office:value="1429531221">
            <text:p>1429531221</text:p>
          </table:table-cell>
          <table:table-cell office:value-type="float" office:value="1154511">
            <text:p>1154511</text:p>
          </table:table-cell>
          <table:table-cell office:value-type="float" office:value="63">
            <text:p>63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[.C46]" office:value-type="float" office:value="1154511">
            <text:p>1154511</text:p>
          </table:table-cell>
          <table:table-cell table:number-columns-repeated="16"/>
        </table:table-row>
        <table:table-row table:style-name="ro2">
          <table:table-cell office:value-type="string">
            <text:p>DWT</text:p>
          </table:table-cell>
          <table:table-cell table:number-columns-repeated="18"/>
        </table:table-row>
        <table:table-row table:style-name="ro2">
          <table:table-cell office:value-type="string">
            <text:p>fwt53</text:p>
          </table:table-cell>
          <table:table-cell office:value-type="float" office:value="1430688388">
            <text:p>1430688388</text:p>
          </table:table-cell>
          <table:table-cell office:value-type="float" office:value="2742915">
            <text:p>2742915</text:p>
          </table:table-cell>
          <table:table-cell office:value-type="float" office:value="63">
            <text:p>63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560">
            <text:p>656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fwt53</text:p>
          </table:table-cell>
          <table:table-cell office:value-type="float" office:value="1433923307">
            <text:p>1433923307</text:p>
          </table:table-cell>
          <table:table-cell office:value-type="float" office:value="1038988">
            <text:p>1038988</text:p>
          </table:table-cell>
          <table:table-cell office:value-type="float" office:value="63">
            <text:p>63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560">
            <text:p>656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fwt53</text:p>
          </table:table-cell>
          <table:table-cell office:value-type="float" office:value="1435330536">
            <text:p>1435330536</text:p>
          </table:table-cell>
          <table:table-cell office:value-type="float" office:value="571079">
            <text:p>571079</text:p>
          </table:table-cell>
          <table:table-cell office:value-type="float" office:value="63">
            <text:p>63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560">
            <text:p>656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fwt53</text:p>
          </table:table-cell>
          <table:table-cell office:value-type="float" office:value="1436264146">
            <text:p>1436264146</text:p>
          </table:table-cell>
          <table:table-cell office:value-type="float" office:value="434533">
            <text:p>434533</text:p>
          </table:table-cell>
          <table:table-cell office:value-type="float" office:value="63">
            <text:p>63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560">
            <text:p>656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fwt53</text:p>
          </table:table-cell>
          <table:table-cell office:value-type="float" office:value="1436765969">
            <text:p>1436765969</text:p>
          </table:table-cell>
          <table:table-cell office:value-type="float" office:value="2988774">
            <text:p>2988774</text:p>
          </table:table-cell>
          <table:table-cell office:value-type="float" office:value="63">
            <text:p>63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560">
            <text:p>656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fwt53</text:p>
          </table:table-cell>
          <table:table-cell office:value-type="float" office:value="1440101906">
            <text:p>1440101906</text:p>
          </table:table-cell>
          <table:table-cell office:value-type="float" office:value="1102093">
            <text:p>1102093</text:p>
          </table:table-cell>
          <table:table-cell office:value-type="float" office:value="63">
            <text:p>63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560">
            <text:p>656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fwt53</text:p>
          </table:table-cell>
          <table:table-cell office:value-type="float" office:value="1441549376">
            <text:p>1441549376</text:p>
          </table:table-cell>
          <table:table-cell office:value-type="float" office:value="587559">
            <text:p>587559</text:p>
          </table:table-cell>
          <table:table-cell office:value-type="float" office:value="63">
            <text:p>63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560">
            <text:p>656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fwt53</text:p>
          </table:table-cell>
          <table:table-cell office:value-type="float" office:value="1442480826">
            <text:p>1442480826</text:p>
          </table:table-cell>
          <table:table-cell office:value-type="float" office:value="439205">
            <text:p>439205</text:p>
          </table:table-cell>
          <table:table-cell office:value-type="float" office:value="63">
            <text:p>63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560">
            <text:p>656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fwt53</text:p>
          </table:table-cell>
          <table:table-cell office:value-type="float" office:value="1442955769">
            <text:p>1442955769</text:p>
          </table:table-cell>
          <table:table-cell office:value-type="float" office:value="2976262">
            <text:p>2976262</text:p>
          </table:table-cell>
          <table:table-cell office:value-type="float" office:value="63">
            <text:p>63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560">
            <text:p>656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fwt53</text:p>
          </table:table-cell>
          <table:table-cell office:value-type="float" office:value="1446273290">
            <text:p>1446273290</text:p>
          </table:table-cell>
          <table:table-cell office:value-type="float" office:value="1097805">
            <text:p>1097805</text:p>
          </table:table-cell>
          <table:table-cell office:value-type="float" office:value="63">
            <text:p>63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560">
            <text:p>656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fwt53</text:p>
          </table:table-cell>
          <table:table-cell office:value-type="float" office:value="1447714384">
            <text:p>1447714384</text:p>
          </table:table-cell>
          <table:table-cell office:value-type="float" office:value="584679">
            <text:p>584679</text:p>
          </table:table-cell>
          <table:table-cell office:value-type="float" office:value="63">
            <text:p>63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560">
            <text:p>656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fwt53</text:p>
          </table:table-cell>
          <table:table-cell office:value-type="float" office:value="1448654842">
            <text:p>1448654842</text:p>
          </table:table-cell>
          <table:table-cell office:value-type="float" office:value="437349">
            <text:p>437349</text:p>
          </table:table-cell>
          <table:table-cell office:value-type="float" office:value="63">
            <text:p>63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560">
            <text:p>656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SUM([.C49:.C60])" office:value-type="float" office:value="15001241">
            <text:p>15001241</text:p>
          </table:table-cell>
          <table:table-cell table:number-columns-repeated="16"/>
        </table:table-row>
        <table:table-row table:style-name="ro2">
          <table:table-cell office:value-type="string">
            <text:p>EBCOT</text:p>
          </table:table-cell>
          <table:table-cell table:number-columns-repeated="18"/>
        </table:table-row>
        <table:table-row table:style-name="ro1">
          <table:table-cell office:value-type="string">
            <text:p>GPU_JPEG2K::g_lengthCalculation(CodeBlockAdditionalInfo*, int, GPU_JPEG2K::MQEncoder*, GPU_JPEG2K::CXD*)</text:p>
          </table:table-cell>
          <table:table-cell office:value-type="float" office:value="1854745359">
            <text:p>1854745359</text:p>
          </table:table-cell>
          <table:table-cell office:value-type="float" office:value="5888">
            <text:p>5888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512">
            <text:p>512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GPU_JPEG2K::g_encode(unsigned int*, unsigned char*, int, CodeBlockAdditionalInfo*, int, GPU_JPEG2K::MQEncoder*, GPU_JPEG2K::CXD*)</text:p>
          </table:table-cell>
          <table:table-cell office:value-type="float" office:value="1452492474">
            <text:p>1452492474</text:p>
          </table:table-cell>
          <table:table-cell office:value-type="float" office:value="402150077">
            <text:p>402150077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SUM([.C63:.C64])" office:value-type="float" office:value="402155965">
            <text:p>402155965</text:p>
          </table:table-cell>
          <table:table-cell table:number-columns-repeated="16"/>
        </table:table-row>
        <table:table-row table:style-name="ro1">
          <table:table-cell office:value-type="string">
            <text:p>DtoD</text:p>
          </table:table-cell>
          <table:table-cell table:number-columns-repeated="18"/>
        </table:table-row>
        <table:table-row table:style-name="ro1">
          <table:table-cell office:value-type="string">
            <text:p>Memcpy DtoD [sync]</text:p>
          </table:table-cell>
          <table:table-cell office:value-type="float" office:value="1433611751">
            <text:p>1433611751</text:p>
          </table:table-cell>
          <table:table-cell office:value-type="float" office:value="308868">
            <text:p>308868</text:p>
          </table:table-cell>
          <table:table-cell table:number-columns-repeated="9"/>
          <table:table-cell office:value-type="float" office:value="24064000">
            <text:p>24064000</text:p>
          </table:table-cell>
          <table:table-cell office:value-type="float" office:value="77910304725">
            <text:p>77910304725</text:p>
          </table:table-cell>
          <table:table-cell table:number-columns-repeated="5"/>
        </table:table-row>
        <table:table-row table:style-name="ro1">
          <table:table-cell office:value-type="string">
            <text:p>Memcpy DtoD [sync]</text:p>
          </table:table-cell>
          <table:table-cell office:value-type="float" office:value="1435019941">
            <text:p>1435019941</text:p>
          </table:table-cell>
          <table:table-cell office:value-type="float" office:value="307907">
            <text:p>307907</text:p>
          </table:table-cell>
          <table:table-cell table:number-columns-repeated="9"/>
          <table:table-cell office:value-type="float" office:value="24064000">
            <text:p>24064000</text:p>
          </table:table-cell>
          <table:table-cell office:value-type="float" office:value="78153468417">
            <text:p>78153468417</text:p>
          </table:table-cell>
          <table:table-cell table:number-columns-repeated="5"/>
        </table:table-row>
        <table:table-row table:style-name="ro1">
          <table:table-cell office:value-type="string">
            <text:p>Memcpy DtoD [sync]</text:p>
          </table:table-cell>
          <table:table-cell office:value-type="float" office:value="1435953998">
            <text:p>1435953998</text:p>
          </table:table-cell>
          <table:table-cell office:value-type="float" office:value="307492">
            <text:p>307492</text:p>
          </table:table-cell>
          <table:table-cell table:number-columns-repeated="9"/>
          <table:table-cell office:value-type="float" office:value="24064000">
            <text:p>24064000</text:p>
          </table:table-cell>
          <table:table-cell office:value-type="float" office:value="78258946574">
            <text:p>78258946574</text:p>
          </table:table-cell>
          <table:table-cell table:number-columns-repeated="5"/>
        </table:table-row>
        <table:table-row table:style-name="ro1">
          <table:table-cell office:value-type="string">
            <text:p>Memcpy DtoD [sync]</text:p>
          </table:table-cell>
          <table:table-cell office:value-type="float" office:value="1439790510">
            <text:p>1439790510</text:p>
          </table:table-cell>
          <table:table-cell office:value-type="float" office:value="308740">
            <text:p>308740</text:p>
          </table:table-cell>
          <table:table-cell table:number-columns-repeated="9"/>
          <table:table-cell office:value-type="float" office:value="24064000">
            <text:p>24064000</text:p>
          </table:table-cell>
          <table:table-cell office:value-type="float" office:value="77942605428">
            <text:p>77942605428</text:p>
          </table:table-cell>
          <table:table-cell table:number-columns-repeated="5"/>
        </table:table-row>
        <table:table-row table:style-name="ro1">
          <table:table-cell office:value-type="string">
            <text:p>Memcpy DtoD [sync]</text:p>
          </table:table-cell>
          <table:table-cell office:value-type="float" office:value="1441237884">
            <text:p>1441237884</text:p>
          </table:table-cell>
          <table:table-cell office:value-type="float" office:value="308836">
            <text:p>308836</text:p>
          </table:table-cell>
          <table:table-cell table:number-columns-repeated="9"/>
          <table:table-cell office:value-type="float" office:value="24064000">
            <text:p>24064000</text:p>
          </table:table-cell>
          <table:table-cell office:value-type="float" office:value="77918377391">
            <text:p>77918377391</text:p>
          </table:table-cell>
          <table:table-cell table:number-columns-repeated="5"/>
        </table:table-row>
        <table:table-row table:style-name="ro1">
          <table:table-cell office:value-type="string">
            <text:p>Memcpy DtoD [sync]</text:p>
          </table:table-cell>
          <table:table-cell office:value-type="float" office:value="1442169206">
            <text:p>1442169206</text:p>
          </table:table-cell>
          <table:table-cell office:value-type="float" office:value="308964">
            <text:p>308964</text:p>
          </table:table-cell>
          <table:table-cell table:number-columns-repeated="9"/>
          <table:table-cell office:value-type="float" office:value="24064000">
            <text:p>24064000</text:p>
          </table:table-cell>
          <table:table-cell office:value-type="float" office:value="77886096762">
            <text:p>77886096762</text:p>
          </table:table-cell>
          <table:table-cell table:number-columns-repeated="5"/>
        </table:table-row>
        <table:table-row table:style-name="ro1">
          <table:table-cell office:value-type="string">
            <text:p>Memcpy DtoD [sync]</text:p>
          </table:table-cell>
          <table:table-cell office:value-type="float" office:value="1445962534">
            <text:p>1445962534</text:p>
          </table:table-cell>
          <table:table-cell office:value-type="float" office:value="308100">
            <text:p>308100</text:p>
          </table:table-cell>
          <table:table-cell table:number-columns-repeated="9"/>
          <table:table-cell office:value-type="float" office:value="24064000">
            <text:p>24064000</text:p>
          </table:table-cell>
          <table:table-cell office:value-type="float" office:value="78104511522">
            <text:p>78104511522</text:p>
          </table:table-cell>
          <table:table-cell table:number-columns-repeated="5"/>
        </table:table-row>
        <table:table-row table:style-name="ro1">
          <table:table-cell office:value-type="string">
            <text:p>Memcpy DtoD [sync]</text:p>
          </table:table-cell>
          <table:table-cell office:value-type="float" office:value="1447404396">
            <text:p>1447404396</text:p>
          </table:table-cell>
          <table:table-cell office:value-type="float" office:value="307332">
            <text:p>307332</text:p>
          </table:table-cell>
          <table:table-cell table:number-columns-repeated="9"/>
          <table:table-cell office:value-type="float" office:value="24064000">
            <text:p>24064000</text:p>
          </table:table-cell>
          <table:table-cell office:value-type="float" office:value="78299688935">
            <text:p>78299688935</text:p>
          </table:table-cell>
          <table:table-cell table:number-columns-repeated="5"/>
        </table:table-row>
        <table:table-row table:style-name="ro1">
          <table:table-cell office:value-type="string">
            <text:p>Memcpy DtoD [sync]</text:p>
          </table:table-cell>
          <table:table-cell office:value-type="float" office:value="1448344278">
            <text:p>1448344278</text:p>
          </table:table-cell>
          <table:table-cell office:value-type="float" office:value="307908">
            <text:p>307908</text:p>
          </table:table-cell>
          <table:table-cell table:number-columns-repeated="9"/>
          <table:table-cell office:value-type="float" office:value="24064000">
            <text:p>24064000</text:p>
          </table:table-cell>
          <table:table-cell office:value-type="float" office:value="78153214596">
            <text:p>78153214596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67:.C75])" office:value-type="float" office:value="2774147">
            <text:p>2774147</text:p>
          </table:table-cell>
          <table:table-cell table:number-columns-repeated="16"/>
        </table:table-row>
        <table:table-row table:style-name="ro1">
          <table:table-cell office:value-type="string">
            <text:p>HtoD</text:p>
          </table:table-cell>
          <table:table-cell table:number-columns-repeated="18"/>
        </table:table-row>
        <table:table-row table:style-name="ro1">
          <table:table-cell office:value-type="string">
            <text:p>Memcpy HtoD [sync]</text:p>
          </table:table-cell>
          <table:table-cell office:value-type="float" office:value="1854967173">
            <text:p>1854967173</text:p>
          </table:table-cell>
          <table:table-cell office:value-type="float" office:value="1152">
            <text:p>1152</text:p>
          </table:table-cell>
          <table:table-cell table:number-columns-repeated="9"/>
          <table:table-cell office:value-type="float" office:value="752">
            <text:p>752</text:p>
          </table:table-cell>
          <table:table-cell office:value-type="float" office:value="652777777">
            <text:p>652777777</text:p>
          </table:table-cell>
          <table:table-cell table:number-columns-repeated="5"/>
        </table:table-row>
        <table:table-row table:style-name="ro1">
          <table:table-cell office:value-type="string">
            <text:p>Memcpy HtoD [async]</text:p>
          </table:table-cell>
          <table:table-cell office:value-type="float" office:value="1286292231">
            <text:p>1286292231</text:p>
          </table:table-cell>
          <table:table-cell office:value-type="float" office:value="3958130">
            <text:p>3958130</text:p>
          </table:table-cell>
          <table:table-cell table:number-columns-repeated="9"/>
          <table:table-cell office:value-type="float" office:value="24064000">
            <text:p>24064000</text:p>
          </table:table-cell>
          <table:table-cell office:value-type="float" office:value="6079638617">
            <text:p>6079638617</text:p>
          </table:table-cell>
          <table:table-cell table:number-columns-repeated="5"/>
        </table:table-row>
        <table:table-row table:style-name="ro1">
          <table:table-cell office:value-type="string">
            <text:p>Memcpy HtoD [async]</text:p>
          </table:table-cell>
          <table:table-cell office:value-type="float" office:value="1349853079">
            <text:p>1349853079</text:p>
          </table:table-cell>
          <table:table-cell office:value-type="float" office:value="3955346">
            <text:p>3955346</text:p>
          </table:table-cell>
          <table:table-cell table:number-columns-repeated="9"/>
          <table:table-cell office:value-type="float" office:value="24064000">
            <text:p>24064000</text:p>
          </table:table-cell>
          <table:table-cell office:value-type="float" office:value="6083917816">
            <text:p>6083917816</text:p>
          </table:table-cell>
          <table:table-cell table:number-columns-repeated="5"/>
        </table:table-row>
        <table:table-row table:style-name="ro1">
          <table:table-cell office:value-type="string">
            <text:p>Memcpy HtoD [async]</text:p>
          </table:table-cell>
          <table:table-cell office:value-type="float" office:value="1409816600">
            <text:p>1409816600</text:p>
          </table:table-cell>
          <table:table-cell office:value-type="float" office:value="3954131">
            <text:p>3954131</text:p>
          </table:table-cell>
          <table:table-cell table:number-columns-repeated="9"/>
          <table:table-cell office:value-type="float" office:value="24064000">
            <text:p>24064000</text:p>
          </table:table-cell>
          <table:table-cell office:value-type="float" office:value="6085787243">
            <text:p>6085787243</text:p>
          </table:table-cell>
          <table:table-cell table:number-columns-repeated="5"/>
        </table:table-row>
        <table:table-row table:style-name="ro1">
          <table:table-cell office:value-type="string">
            <text:p>Memcpy HtoD [async]</text:p>
          </table:table-cell>
          <table:table-cell office:value-type="float" office:value="1452462010">
            <text:p>1452462010</text:p>
          </table:table-cell>
          <table:table-cell office:value-type="float" office:value="27072">
            <text:p>27072</text:p>
          </table:table-cell>
          <table:table-cell table:number-columns-repeated="9"/>
          <table:table-cell office:value-type="float" office:value="147456">
            <text:p>147456</text:p>
          </table:table-cell>
          <table:table-cell office:value-type="float" office:value="5446808510">
            <text:p>5446808510</text:p>
          </table:table-cell>
          <table:table-cell table:number-columns-repeated="5"/>
        </table:table-row>
        <table:table-row table:style-name="ro1">
          <table:table-cell office:value-type="string">
            <text:p>Memcpy HtoD [async]</text:p>
          </table:table-cell>
          <table:table-cell office:value-type="float" office:value="1854878916">
            <text:p>1854878916</text:p>
          </table:table-cell>
          <table:table-cell office:value-type="float" office:value="14816">
            <text:p>14816</text:p>
          </table:table-cell>
          <table:table-cell table:number-columns-repeated="9"/>
          <table:table-cell office:value-type="float" office:value="73728">
            <text:p>73728</text:p>
          </table:table-cell>
          <table:table-cell office:value-type="float" office:value="4976241900">
            <text:p>49762419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78:.C83])" office:value-type="float" office:value="11910647">
            <text:p>11910647</text:p>
          </table:table-cell>
          <table:table-cell table:number-columns-repeated="16"/>
        </table:table-row>
        <table:table-row table:style-name="ro1">
          <table:table-cell office:value-type="string">
            <text:p>DtoH</text:p>
          </table:table-cell>
          <table:table-cell table:number-columns-repeated="18"/>
        </table:table-row>
        <table:table-row table:style-name="ro1">
          <table:table-cell office:value-type="string">
            <text:p>Memcpy DtoH [sync]</text:p>
          </table:table-cell>
          <table:table-cell office:value-type="float" office:value="1854813539">
            <text:p>1854813539</text:p>
          </table:table-cell>
          <table:table-cell office:value-type="float" office:value="24992">
            <text:p>24992</text:p>
          </table:table-cell>
          <table:table-cell table:number-columns-repeated="9"/>
          <table:table-cell office:value-type="float" office:value="147456">
            <text:p>147456</text:p>
          </table:table-cell>
          <table:table-cell office:value-type="float" office:value="5900128040">
            <text:p>5900128040</text:p>
          </table:table-cell>
          <table:table-cell table:number-columns-repeated="5"/>
        </table:table-row>
        <table:table-row table:style-name="ro1">
          <table:table-cell office:value-type="string">
            <text:p>Memcpy DtoH [sync]</text:p>
          </table:table-cell>
          <table:table-cell office:value-type="float" office:value="1919657160">
            <text:p>1919657160</text:p>
          </table:table-cell>
          <table:table-cell office:value-type="float" office:value="1591347">
            <text:p>1591347</text:p>
          </table:table-cell>
          <table:table-cell table:number-columns-repeated="9"/>
          <table:table-cell office:value-type="float" office:value="10080110">
            <text:p>10080110</text:p>
          </table:table-cell>
          <table:table-cell office:value-type="float" office:value="6334325574">
            <text:p>6334325574</text:p>
          </table:table-cell>
          <table:table-cell table:number-columns-repeated="5"/>
        </table:table-row>
        <table:table-row table:style-name="ro1">
          <table:table-cell office:value-type="string">
            <text:p>Memcpy DtoH [sync]</text:p>
          </table:table-cell>
          <table:table-cell office:value-type="float" office:value="1921261723">
            <text:p>1921261723</text:p>
          </table:table-cell>
          <table:table-cell office:value-type="float" office:value="13600">
            <text:p>13600</text:p>
          </table:table-cell>
          <table:table-cell table:number-columns-repeated="9"/>
          <table:table-cell office:value-type="float" office:value="73728">
            <text:p>73728</text:p>
          </table:table-cell>
          <table:table-cell office:value-type="float" office:value="5421176470">
            <text:p>54211764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86:.C88])" office:value-type="float" office:value="1629939">
            <text:p>1629939</text:p>
          </table:table-cell>
          <table:table-cell table:number-columns-repeated="16"/>
        </table:table-row>
        <table:table-row table:style-name="ro2">
          <table:table-cell office:value-type="string">
            <text:p>Other</text:p>
          </table:table-cell>
          <table:table-cell table:number-columns-repeated="18"/>
        </table:table-row>
        <table:table-row table:style-name="ro1">
          <table:table-cell office:value-type="string">
            <text:p>memset (0)</text:p>
          </table:table-cell>
          <table:table-cell office:value-type="float" office:value="1215116000">
            <text:p>1215116000</text:p>
          </table:table-cell>
          <table:table-cell office:value-type="float" office:value="23000">
            <text:p>23000</text:p>
          </table:table-cell>
          <table:table-cell table:number-columns-repeated="9"/>
          <table:table-cell office:value-type="float" office:value="1342177280">
            <text:p>1342177280</text:p>
          </table:table-cell>
          <table:table-cell office:value-type="float" office:value="58355533913043">
            <text:p>58355533913043</text:p>
          </table:table-cell>
          <table:table-cell table:number-columns-repeated="5"/>
        </table:table-row>
        <table:table-row table:style-name="ro1">
          <table:table-cell office:value-type="string">
            <text:p>memset (0)</text:p>
          </table:table-cell>
          <table:table-cell office:value-type="float" office:value="1452308286">
            <text:p>1452308286</text:p>
          </table:table-cell>
          <table:table-cell office:value-type="float" office:value="119681">
            <text:p>119681</text:p>
          </table:table-cell>
          <table:table-cell table:number-columns-repeated="9"/>
          <table:table-cell office:value-type="float" office:value="20352000">
            <text:p>20352000</text:p>
          </table:table-cell>
          <table:table-cell office:value-type="float" office:value="170052055046">
            <text:p>170052055046</text:p>
          </table:table-cell>
          <table:table-cell table:number-columns-repeated="5"/>
        </table:table-row>
        <table:table-row table:style-name="ro1">
          <table:table-cell office:value-type="string">
            <text:p>memset (0)</text:p>
          </table:table-cell>
          <table:table-cell office:value-type="float" office:value="1854896132">
            <text:p>1854896132</text:p>
          </table:table-cell>
          <table:table-cell office:value-type="float" office:value="62593">
            <text:p>62593</text:p>
          </table:table-cell>
          <table:table-cell table:number-columns-repeated="9"/>
          <table:table-cell office:value-type="float" office:value="10080111">
            <text:p>10080111</text:p>
          </table:table-cell>
          <table:table-cell office:value-type="float" office:value="161042145287">
            <text:p>161042145287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91:.C93])" office:value-type="float" office:value="205274">
            <text:p>205274</text:p>
          </table:table-cell>
          <table:table-cell table:number-columns-repeated="16"/>
        </table:table-row>
      </table:table>
      <table:table table:name="Cumulative_cathedral" table:style-name="ta1">
        <table:shapes>
          <draw:frame draw:z-index="0" draw:style-name="gr1" svg:width="6.298in" svg:height="3.5406in" svg:x="4.8673in" svg:y="2.1744in">
            <draw:object draw:notify-on-update-of-ranges="Cumulative_cathedral.B1:Cumulative_cathedral.B1 Cumulative_cathedral.B2:Cumulative_cathedral.B10 Cumulative_cathedral.C1:Cumulative_cathedral.C1 Cumulative_cathedral.C2:Cumulative_cathedral.C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5" table:number-columns-repeated="3" table:default-cell-style-name="Default"/>
        <table:table-column table:style-name="co15" table:number-columns-repeated="3" table:default-cell-style-name="ce1"/>
        <table:table-row table:style-name="ro2">
          <table:table-cell office:value-type="string">
            <text:p>GTX480</text:p>
          </table:table-cell>
          <table:table-cell/>
          <table:table-cell office:value-type="string">
            <text:p>Time (ns)</text:p>
          </table:table-cell>
          <table:table-cell table:style-name="Default" office:value-type="string">
            <text:p>Time (ms)</text:p>
          </table:table-cell>
          <table:table-cell table:style-name="Default" office:value-type="string">
            <text:p>%</text:p>
          </table:table-cell>
          <table:table-cell table:style-name="Default"/>
        </table:table-row>
        <table:table-row table:style-name="ro2">
          <table:table-cell/>
          <table:table-cell table:formula="of:=[Profile_cathedral.A62]" office:value-type="string" office:string-value="EBCOT">
            <text:p>EBCOT</text:p>
          </table:table-cell>
          <table:table-cell table:formula="of:=[Profile_cathedral.C65]" office:value-type="float" office:value="402155965">
            <text:p>402155965</text:p>
          </table:table-cell>
          <table:table-cell table:formula="of:=[.C2]/1000000" office:value-type="float" office:value="402.155965">
            <text:p>402.16</text:p>
          </table:table-cell>
          <table:table-cell table:formula="of:=[.D2]/[.$D$12]*100" office:value-type="float" office:value="79.8006290180616">
            <text:p>79.80</text:p>
          </table:table-cell>
          <table:table-cell table:formula="of:=[.D2]/[.$D$12]" office:value-type="float" office:value="0.798006290180616">
            <text:p>0.80</text:p>
          </table:table-cell>
        </table:table-row>
        <table:table-row table:style-name="ro2">
          <table:table-cell/>
          <table:table-cell table:formula="of:=[Profile_cathedral.A1]" office:value-type="string" office:string-value="MQC">
            <text:p>MQC</text:p>
          </table:table-cell>
          <table:table-cell table:formula="of:=[Profile_cathedral.C3]" office:value-type="float" office:value="64610658">
            <text:p>64610658</text:p>
          </table:table-cell>
          <table:table-cell table:formula="of:=[.C3]/1000000" office:value-type="float" office:value="64.610658">
            <text:p>64.61</text:p>
          </table:table-cell>
          <table:table-cell table:formula="of:=[.D3]/[.$D$12]*100" office:value-type="float" office:value="12.8208247505936">
            <text:p>12.82</text:p>
          </table:table-cell>
          <table:table-cell table:formula="of:=[.D3]/[.$D$12]" office:value-type="float" office:value="0.128208247505936">
            <text:p>0.13</text:p>
          </table:table-cell>
        </table:table-row>
        <table:table-row table:style-name="ro2">
          <table:table-cell/>
          <table:table-cell table:formula="of:=[Profile_cathedral.A48]" office:value-type="string" office:string-value="DWT">
            <text:p>DWT</text:p>
          </table:table-cell>
          <table:table-cell table:formula="of:=[Profile_cathedral.C61]" office:value-type="float" office:value="15001241">
            <text:p>15001241</text:p>
          </table:table-cell>
          <table:table-cell table:formula="of:=[.C4]/1000000" office:value-type="float" office:value="15.001241">
            <text:p>15.00</text:p>
          </table:table-cell>
          <table:table-cell table:formula="of:=[.D4]/[.$D$12]*100" office:value-type="float" office:value="2.97672687225101">
            <text:p>2.98</text:p>
          </table:table-cell>
          <table:table-cell table:formula="of:=[.D4]/[.$D$12]" office:value-type="float" office:value="0.0297672687225101">
            <text:p>0.03</text:p>
          </table:table-cell>
        </table:table-row>
        <table:table-row table:style-name="ro2">
          <table:table-cell/>
          <table:table-cell table:formula="of:=[Profile_cathedral.A77]" office:value-type="string" office:string-value="HtoD">
            <text:p>HtoD</text:p>
          </table:table-cell>
          <table:table-cell table:formula="of:=[Profile_cathedral.C84]" office:value-type="float" office:value="11910647">
            <text:p>11910647</text:p>
          </table:table-cell>
          <table:table-cell table:formula="of:=[.C5]/1000000" office:value-type="float" office:value="11.910647">
            <text:p>11.91</text:p>
          </table:table-cell>
          <table:table-cell table:formula="of:=[.D5]/[.$D$12]*100" office:value-type="float" office:value="2.36345399629243">
            <text:p>2.36</text:p>
          </table:table-cell>
          <table:table-cell table:formula="of:=[.D5]/[.$D$12]" office:value-type="float" office:value="0.0236345399629243">
            <text:p>0.02</text:p>
          </table:table-cell>
        </table:table-row>
        <table:table-row table:style-name="ro2">
          <table:table-cell/>
          <table:table-cell table:formula="of:=[Profile_cathedral.A66]" office:value-type="string" office:string-value="DtoD">
            <text:p>DtoD</text:p>
          </table:table-cell>
          <table:table-cell table:formula="of:=[Profile_cathedral.C76]" office:value-type="float" office:value="2774147">
            <text:p>2774147</text:p>
          </table:table-cell>
          <table:table-cell table:formula="of:=[.C6]/1000000" office:value-type="float" office:value="2.774147">
            <text:p>2.77</text:p>
          </table:table-cell>
          <table:table-cell table:formula="of:=[.D6]/[.$D$12]*100" office:value-type="float" office:value="0.550479651815107">
            <text:p>0.55</text:p>
          </table:table-cell>
          <table:table-cell table:formula="of:=[.D6]/[.$D$12]" office:value-type="float" office:value="0.00550479651815107">
            <text:p>0.01</text:p>
          </table:table-cell>
        </table:table-row>
        <table:table-row table:style-name="ro2">
          <table:table-cell/>
          <table:table-cell table:formula="of:=[Profile_cathedral.A85]" office:value-type="string" office:string-value="DtoH">
            <text:p>DtoH</text:p>
          </table:table-cell>
          <table:table-cell table:formula="of:=[Profile_cathedral.C89]" office:value-type="float" office:value="1629939">
            <text:p>1629939</text:p>
          </table:table-cell>
          <table:table-cell table:formula="of:=[.C7]/1000000" office:value-type="float" office:value="1.629939">
            <text:p>1.63</text:p>
          </table:table-cell>
          <table:table-cell table:formula="of:=[.D7]/[.$D$12]*100" office:value-type="float" office:value="0.323432122811035">
            <text:p>0.32</text:p>
          </table:table-cell>
          <table:table-cell table:formula="of:=[.D7]/[.$D$12]" office:value-type="float" office:value="0.00323432122811035">
            <text:p>0.00</text:p>
          </table:table-cell>
        </table:table-row>
        <table:table-row table:style-name="ro2">
          <table:table-cell/>
          <table:table-cell table:formula="of:=[Profile_cathedral.A4]" office:value-type="string" office:string-value="Quantization">
            <text:p>Quantization</text:p>
          </table:table-cell>
          <table:table-cell table:formula="of:=[Profile_cathedral.C44]" office:value-type="float" office:value="1508489">
            <text:p>1508489</text:p>
          </table:table-cell>
          <table:table-cell table:formula="of:=[.C8]/1000000" office:value-type="float" office:value="1.508489">
            <text:p>1.51</text:p>
          </table:table-cell>
          <table:table-cell table:formula="of:=[.D8]/[.$D$12]*100" office:value-type="float" office:value="0.299332551406583">
            <text:p>0.30</text:p>
          </table:table-cell>
          <table:table-cell table:formula="of:=[.D8]/[.$D$12]" office:value-type="float" office:value="0.00299332551406583">
            <text:p>0.00</text:p>
          </table:table-cell>
        </table:table-row>
        <table:table-row table:style-name="ro2">
          <table:table-cell/>
          <table:table-cell table:formula="of:=[Profile_cathedral.A45]" office:value-type="string" office:string-value="CT">
            <text:p>CT</text:p>
          </table:table-cell>
          <table:table-cell table:formula="of:=[Profile_cathedral.C47]" office:value-type="float" office:value="1154511">
            <text:p>1154511</text:p>
          </table:table-cell>
          <table:table-cell table:formula="of:=[.C9]/1000000" office:value-type="float" office:value="1.154511">
            <text:p>1.15</text:p>
          </table:table-cell>
          <table:table-cell table:formula="of:=[.D9]/[.$D$12]*100" office:value-type="float" office:value="0.229091974324616">
            <text:p>0.23</text:p>
          </table:table-cell>
          <table:table-cell table:formula="of:=[.D9]/[.$D$12]" office:value-type="float" office:value="0.00229091974324616">
            <text:p>0.00</text:p>
          </table:table-cell>
        </table:table-row>
        <table:table-row table:style-name="ro2">
          <table:table-cell/>
          <table:table-cell table:formula="of:=[Profile_cathedral.A90]" office:value-type="string" office:string-value="Other">
            <text:p>Other</text:p>
          </table:table-cell>
          <table:table-cell table:formula="of:=[Profile_cathedral.C94]" office:value-type="float" office:value="205274">
            <text:p>205274</text:p>
          </table:table-cell>
          <table:table-cell table:formula="of:=[.C10]/1000000" office:value-type="float" office:value="0.205274">
            <text:p>0.21</text:p>
          </table:table-cell>
          <table:table-cell table:formula="of:=[.D10]/[.$D$12]*100" office:value-type="float" office:value="0.0407329388264913">
            <text:p>0.04</text:p>
          </table:table-cell>
          <table:table-cell table:formula="of:=[.D10]/[.$D$12]" office:value-type="float" office:value="0.000407329388264913">
            <text:p>0.00</text:p>
          </table:table-cell>
        </table:table-row>
        <table:table-row table:style-name="ro2">
          <table:table-cell/>
          <table:table-cell office:value-type="string">
            <text:p>bistream</text:p>
          </table:table-cell>
          <table:table-cell/>
          <table:table-cell table:style-name="Default" office:value-type="float" office:value="3">
            <text:p>3</text:p>
          </table:table-cell>
          <table:table-cell table:formula="of:=[.D11]/[.$D$12]*100" office:value-type="float" office:value="0.595296123617574">
            <text:p>0.60</text:p>
          </table:table-cell>
          <table:table-cell table:formula="of:=[.D11]/[.$D$12]" office:value-type="float" office:value="0.00595296123617574">
            <text:p>0.01</text:p>
          </table:table-cell>
        </table:table-row>
        <table:table-row table:style-name="ro2">
          <table:table-cell table:number-columns-repeated="3"/>
          <table:table-cell table:formula="of:=SUM([.D2:.D11])" office:value-type="float" office:value="503.950871">
            <text:p>503.95</text:p>
          </table:table-cell>
          <table:table-cell table:style-name="Default" table:number-columns-repeated="2"/>
        </table:table-row>
      </table:table>
      <table:named-expressions/>
      <table:database-ranges>
        <table:database-range table:name="__Anonymous_Sheet_DB__1" table:target-range-address="Cumulative_artificial.B2:Cumulative_artificial.D9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Cumulative_cathedral.A2:Cumulative_cathedral.AMJ10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2-10-04T17:33:14</dc:date>
    <dc:creator>Milosz Ciznicki</dc:creator>
    <meta:editing-duration>PT21H13M59S</meta:editing-duration>
    <meta:editing-cycles>8</meta:editing-cycles>
    <meta:document-statistic meta:table-count="4" meta:cell-count="16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10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stroke="solid" draw:fill="hatch" draw:fill-color="#004586" draw:fill-hatch-name="Black_20_0_20_Degrees"/>
    </style:style>
    <style:style style:name="ch9" style:family="chart">
      <style:chart-properties chart:solid-type="cuboid"/>
      <style:graphic-properties draw:stroke="solid" draw:fill="hatch" draw:fill-color="#ff420e" draw:fill-hatch-name="Black_20_45_20_Degrees"/>
    </style:style>
    <style:style style:name="ch10" style:family="chart">
      <style:chart-properties chart:solid-type="cuboid"/>
      <style:graphic-properties draw:stroke="solid" draw:fill="hatch" draw:fill-color="#ffd320" draw:fill-hatch-name="Black_20_-45_20_Degrees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314cm" svg:y="2.458cm" style:legend-expansion="high" chart:style-name="ch2"/>
        <chart:plot-area chart:style-name="ch3" table:cell-range-address="Cumulative_artificial.B1:Cumulative_artificial.C9" chart:data-source-has-labels="both" svg:x="0.32cm" svg:y="0.675cm" svg:width="12.674cm" svg:height="8.145cm">
          <chartooo:coordinate-region svg:x="2.585cm" svg:y="0.676cm" svg:width="8.144cm" svg:height="8.144cm"/>
          <chart:axis chart:dimension="x" chart:name="primary-x" chart:style-name="ch4" chartooo:axis-type="auto">
            <chartooo:date-scale/>
            <chart:categories table:cell-range-address="Cumulative_artificial.B2:Cumulative_artificial.B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umulative_artificial.C2:Cumulative_artificial.C9" chart:label-cell-address="Cumulative_artificial.C1:Cumulative_artificial.C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ns)</text:p>
                <draw:g>
                  <svg:desc>Cumulative_artificial.C1:Cumulative_artificial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BCOT</text:p>
                <draw:g>
                  <svg:desc>Cumulative_artificial.B2:Cumulative_artificial.B9</svg:desc>
                </draw:g>
              </table:table-cell>
              <table:table-cell office:value-type="float" office:value="307868244">
                <text:p>307868244</text:p>
                <draw:g>
                  <svg:desc>Cumulative_artificial.C2:Cumulative_artificial.C9</svg:desc>
                </draw:g>
              </table:table-cell>
            </table:table-row>
            <table:table-row>
              <table:table-cell office:value-type="string">
                <text:p>MQC</text:p>
              </table:table-cell>
              <table:table-cell office:value-type="float" office:value="60913954">
                <text:p>60913954</text:p>
              </table:table-cell>
            </table:table-row>
            <table:table-row>
              <table:table-cell office:value-type="string">
                <text:p>DWT</text:p>
              </table:table-cell>
              <table:table-cell office:value-type="float" office:value="15436035">
                <text:p>15436035</text:p>
              </table:table-cell>
            </table:table-row>
            <table:table-row>
              <table:table-cell office:value-type="string">
                <text:p>DtoD</text:p>
              </table:table-cell>
              <table:table-cell office:value-type="float" office:value="2898468">
                <text:p>2898468</text:p>
              </table:table-cell>
            </table:table-row>
            <table:table-row>
              <table:table-cell office:value-type="string">
                <text:p>Quantization</text:p>
              </table:table-cell>
              <table:table-cell office:value-type="float" office:value="1359274">
                <text:p>1359274</text:p>
              </table:table-cell>
            </table:table-row>
            <table:table-row>
              <table:table-cell office:value-type="string">
                <text:p>CT</text:p>
              </table:table-cell>
              <table:table-cell office:value-type="float" office:value="1253744">
                <text:p>1253744</text:p>
              </table:table-cell>
            </table:table-row>
            <table:table-row>
              <table:table-cell office:value-type="string">
                <text:p>DtoH</text:p>
              </table:table-cell>
              <table:table-cell office:value-type="float" office:value="841194">
                <text:p>841194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81561">
                <text:p>1815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opacity draw:name="ChartTransparencyGradient_20_1" draw:display-name="ChartTransparencyGradient 1" draw:style="linear" draw:start="100%" draw:end="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10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8.994cm" xlink:href=".." xlink:type="simple" chart:class="chart:circle" chart:style-name="ch1">
        <chart:legend chart:legend-position="end" svg:x="13.312cm" svg:y="2.206cm" style:legend-expansion="high" chart:style-name="ch2"/>
        <chart:plot-area chart:style-name="ch3" table:cell-range-address="Cumulative_cathedral.B1:Cumulative_cathedral.C10" chart:data-source-has-labels="both" svg:x="0.319cm" svg:y="0.672cm" svg:width="12.674cm" svg:height="8.143cm">
          <chartooo:coordinate-region svg:x="2.585cm" svg:y="0.673cm" svg:width="8.142cm" svg:height="8.142cm"/>
          <chart:axis chart:dimension="x" chart:name="primary-x" chart:style-name="ch4" chartooo:axis-type="auto">
            <chartooo:date-scale/>
            <chart:categories table:cell-range-address="Cumulative_cathedral.B2:Cumulative_cathedral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umulative_cathedral.C2:Cumulative_cathedral.C10" chart:label-cell-address="Cumulative_cathedral.C1:Cumulative_cathedral.C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ns)</text:p>
                <draw:g>
                  <svg:desc>Cumulative_cathedral.C1:Cumulative_cathedral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BCOT</text:p>
                <draw:g>
                  <svg:desc>Cumulative_cathedral.B2:Cumulative_cathedral.B10</svg:desc>
                </draw:g>
              </table:table-cell>
              <table:table-cell office:value-type="float" office:value="402155965">
                <text:p>402155965</text:p>
                <draw:g>
                  <svg:desc>Cumulative_cathedral.C2:Cumulative_cathedral.C10</svg:desc>
                </draw:g>
              </table:table-cell>
            </table:table-row>
            <table:table-row>
              <table:table-cell office:value-type="string">
                <text:p>MQC</text:p>
              </table:table-cell>
              <table:table-cell office:value-type="float" office:value="64610658">
                <text:p>64610658</text:p>
              </table:table-cell>
            </table:table-row>
            <table:table-row>
              <table:table-cell office:value-type="string">
                <text:p>DWT</text:p>
              </table:table-cell>
              <table:table-cell office:value-type="float" office:value="15001241">
                <text:p>15001241</text:p>
              </table:table-cell>
            </table:table-row>
            <table:table-row>
              <table:table-cell office:value-type="string">
                <text:p>HtoD</text:p>
              </table:table-cell>
              <table:table-cell office:value-type="float" office:value="11910647">
                <text:p>11910647</text:p>
              </table:table-cell>
            </table:table-row>
            <table:table-row>
              <table:table-cell office:value-type="string">
                <text:p>DtoD</text:p>
              </table:table-cell>
              <table:table-cell office:value-type="float" office:value="2774147">
                <text:p>2774147</text:p>
              </table:table-cell>
            </table:table-row>
            <table:table-row>
              <table:table-cell office:value-type="string">
                <text:p>DtoH</text:p>
              </table:table-cell>
              <table:table-cell office:value-type="float" office:value="1629939">
                <text:p>1629939</text:p>
              </table:table-cell>
            </table:table-row>
            <table:table-row>
              <table:table-cell office:value-type="string">
                <text:p>Quantization</text:p>
              </table:table-cell>
              <table:table-cell office:value-type="float" office:value="1508489">
                <text:p>1508489</text:p>
              </table:table-cell>
            </table:table-row>
            <table:table-row>
              <table:table-cell office:value-type="string">
                <text:p>CT</text:p>
              </table:table-cell>
              <table:table-cell office:value-type="float" office:value="1154511">
                <text:p>1154511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205274">
                <text:p>2052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